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formula="of:=CONCATENATE(&quot;sn(&quot;;MAX([.A2:.A26]);&quot;)&quot;)" office:value-type="string" office:string-value="sn(16)">
            <text:p>sn(16)</text:p>
          </table:table-cell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2cm" draw:caption-point-x="-0.61cm" draw:caption-point-y="0.549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5a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==&gt; bar width level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5-03T15:24:02.18">
            <text:p>20/05/03 15:2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1" office:value-type="date" office:date-value="2020-04-25T16:08:49.7">
            <text:p>20/04/25 16:08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5a</text:p>
          </table:table-cell>
          <table:table-cell table:style-name="ce8" office:value-type="string">
            <text:p>tools</text:p>
          </table:table-cell>
          <table:table-cell table:style-name="ce10" office:value-type="string">
            <text:p>ticket-data log file ==&gt; write header lines in “init()”</text:p>
          </table:table-cell>
          <table:table-cell table:style-name="ce8" office:value-type="string">
            <text:p>mt4</text:p>
          </table:table-cell>
          <table:table-cell table:style-name="ce8" office:value-type="string">
            <text:p>44# 11.1_7</text:p>
          </table:table-cell>
          <table:table-cell table:style-name="ce12" office:value-type="date" office:date-value="2020-04-28T15:10:55.21">
            <text:p>20/04/28 15:10</text:p>
          </table:table-cell>
          <table:table-cell table:style-name="ce12"/>
          <table:table-cell table:style-name="ce12" table:formula="of:=NOW()" office:value-type="date" office:date-value="2020-05-03T15:24:12.54">
            <text:p>20/05/03 15:2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5" office:value-type="string">
            <text:p>coding</text:p>
          </table:table-cell>
          <table:table-cell table:style-name="ce9" office:value-type="string">
            <text:p>bar width level : vals ==&gt; to cons.mqh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JVEMV6 44# 11.1_11</text:p>
          </table:table-cell>
          <table:table-cell table:style-name="ce11" office:value-type="date" office:date-value="2020-05-02T13:09:27.84">
            <text:p>20/05/02 13:09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ar_Width_Level_Nums(int index, float lo_Level_Vals) : int num_Level</text:p>
          </table:table-cell>
          <table:table-cell table:style-name="ce8" office:value-type="string">
            <text:p>mt4</text:p>
          </table:table-cell>
          <table:table-cell table:style-name="ce8" office:value-type="string">
            <text:p>JVEMV6 44# 11.1_11</text:p>
          </table:table-cell>
          <table:table-cell table:style-name="ce12" office:value-type="date" office:date-value="2020-05-02T13:34:57.48">
            <text:p>20/05/02 13:34</text:p>
          </table:table-cell>
          <table:table-cell table:style-name="ce12"/>
          <table:table-cell table:style-name="ce12" office:value-type="date" office:date-value="2020-05-03T15:07:21.81">
            <text:p>20/05/03 15:07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5-03T15:15:11.93">
            <text:p>20/05/03 15:15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5-03T15:24:12.54">
            <text:p>2020/5/3 15:24</text:p>
          </table:table-cell>
          <table:table-cell table:formula="of:=NOW()" office:value-type="date" office:date-value="2020-05-03T15:24:12.54">
            <text:p>2020/5/3 15:24</text:p>
          </table:table-cell>
          <table:table-cell table:formula="of:=NOW()" office:value-type="date" office:date-value="2020-05-03T15:24:12.54">
            <text:p>2020/5/3 15:24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2020/05/03</text:date>, <text:time>15:2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3T15:24:12.35</dc:date>
    <dc:creator>iwabuchi ken</dc:creator>
    <meta:editing-duration>PT12H8M37S</meta:editing-duration>
    <meta:editing-cycles>39</meta:editing-cycles>
    <meta:generator>OpenOffice/4.1.3$Win32 OpenOffice.org_project/413m1$Build-9783</meta:generator>
    <meta:document-statistic meta:table-count="3" meta:cell-count="3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